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124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1.736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57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6" office:value-type="string" calcext:value-type="string">
            <office:annotation draw:style-name="gr1" draw:text-style-name="P2" svg:width="6.113cm" svg:height="2.076cm" svg:x="16.674cm" svg:y="0.053cm" draw:caption-point-x="8.876cm" draw:caption-point-y="-0.043cm">
              <dc:date>2020-11-16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table-cell table:style-name="ce6" office:value-type="string" calcext:value-type="string" table:number-columns-spanned="3" table:number-rows-spanned="1">
            <office:annotation draw:style-name="gr2" draw:text-style-name="P2" svg:width="6.944cm" svg:height="1.772cm" svg:x="21.12cm" svg:y="0.053cm" draw:caption-point-x="9.693cm" draw:caption-point-y="-0.043cm">
              <dc:date>2020-11-16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2" table:style-name="ce5"/>
          <table:table-cell table:number-columns-repeated="101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style-name="ce1" office:value-type="string" calcext:value-type="string">
            <text:p>Gratificação de Grupo de Atuação Especial</text:p>
          </table:table-cell>
          <table:table-cell table:number-columns-repeated="1016"/>
        </table:table-row>
        <table:table-row table:style-name="ro3">
          <table:table-cell office:value-type="float" office:value="4435" calcext:value-type="float">
            <text:p>4435</text:p>
          </table:table-cell>
          <table:table-cell office:value-type="string" calcext:value-type="string">
            <text:p>ALEXANDRE AFFONSO CAST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number-columns-repeated="2" table:style-name="ce4" office:value-type="float" office:value="0" calcext:value-type="float">
            <text:p><text:s/>- </text:p>
          </table:table-cell>
          <table:table-cell table:style-name="ce4" office:value-type="float" office:value="4491.9" calcext:value-type="float">
            <text:p><text:s/>4.491,90 </text:p>
          </table:table-cell>
          <table:table-cell table:style-name="ce4" office:value-type="float" office:value="1122.97" calcext:value-type="float">
            <text:p><text:s/>1.122,97 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a da última atualização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I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8:37:26.9706121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7:59:05.445000000</meta:creation-date>
    <dc:date>2021-02-04T08:38:12.355442835</dc:date>
    <meta:editing-duration>PT1M</meta:editing-duration>
    <meta:editing-cycles>2</meta:editing-cycles>
    <meta:generator>LibreOffice/6.4.4.2$Linux_X86_64 LibreOffice_project/40$Build-2</meta:generator>
    <meta:document-statistic meta:table-count="1" meta:cell-count="21" meta:object-count="0"/>
  </office:meta>
</office:document-meta>
</file>